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Синие_20_блоки">
      <style:graphic-properties fo:min-height="0.361cm" fo:min-width="2.206cm" draw:shadow="hidden"/>
      <style:paragraph-properties style:writing-mode="lr-tb"/>
    </style:style>
    <style:style style:name="gr2" style:family="graphic" style:parent-style-name="Синие_20_блоки">
      <style:graphic-properties fo:min-height="0.615cm" fo:min-width="2.5cm" draw:shadow="hidden"/>
      <style:paragraph-properties style:writing-mode="lr-tb"/>
    </style:style>
    <style:style style:name="gr3" style:family="graphic" style:parent-style-name="Синие_20_блоки">
      <style:graphic-properties fo:min-height="0.614cm" fo:min-width="2.5cm" draw:shadow="hidden"/>
      <style:paragraph-properties style:writing-mode="lr-tb"/>
    </style:style>
    <style:style style:name="gr4" style:family="graphic" style:parent-style-name="Синяя_20_стрелка">
      <style:graphic-properties draw:shadow="hidden"/>
    </style:style>
    <style:style style:name="gr5" style:family="graphic" style:parent-style-name="Бесцветные">
      <style:graphic-properties fo:min-height="0.615cm" fo:min-width="2.5cm"/>
      <style:paragraph-properties style:writing-mode="lr-tb"/>
    </style:style>
    <style:style style:name="gr6" style:family="graphic" style:parent-style-name="Бесцветные">
      <style:graphic-properties fo:min-height="0.614cm" fo:min-width="2.5cm"/>
      <style:paragraph-properties style:writing-mode="lr-tb"/>
    </style:style>
    <style:style style:name="gr7" style:family="graphic" style:parent-style-name="Синие_20_блоки">
      <style:graphic-properties fo:min-height="0.361cm" fo:min-width="2.206cm"/>
      <style:paragraph-properties style:writing-mode="lr-tb"/>
    </style:style>
    <style:style style:name="gr8" style:family="graphic" style:parent-style-name="Синие_20_блоки">
      <style:graphic-properties fo:min-height="0.615cm" fo:min-width="2.5cm"/>
      <style:paragraph-properties style:writing-mode="lr-tb"/>
    </style:style>
    <style:style style:name="gr9" style:family="graphic" style:parent-style-name="Синяя_20_стрелка">
      <style:graphic-properties draw:textarea-vertical-align="top"/>
      <style:paragraph-properties style:writing-mode="lr-tb"/>
    </style:style>
    <style:style style:name="gr10" style:family="graphic" style:parent-style-name="objectwithoutfill">
      <style:graphic-properties svg:stroke-width="0.018cm" svg:stroke-color="#2979ff" draw:marker-start-width="0.227cm" draw:marker-end-width="0.227cm" draw:fill="none" fo:padding-top="0.134cm" fo:padding-bottom="0.134cm" fo:padding-left="0.259cm" fo:padding-right="0.259cm"/>
    </style:style>
    <style:style style:name="gr11" style:family="graphic" style:parent-style-name="standard" style:list-style-name="L1">
      <style:graphic-properties draw:stroke="solid" draw:stroke-dash="Dashed_20__28_var_29__20_2" svg:stroke-width="0.018cm" svg:stroke-color="#2979ff" draw:marker-start="" draw:marker-start-width="0.182cm" draw:marker-start-center="false" draw:marker-end="" draw:marker-end-width="0.182cm" draw:marker-end-center="false" draw:fill="none" draw:fill-color="#ffffff" draw:textarea-horizontal-align="left" draw:textarea-vertical-align="middle" draw:auto-grow-height="false" fo:min-height="0.967cm" fo:min-width="0cm" fo:padding-top="0.119cm" fo:padding-bottom="0.119cm" fo:padding-left="0.244cm" fo:padding-right="0.244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Бесцветные">
      <style:paragraph-properties style:writing-mode="lr-tb"/>
    </style:style>
    <style:style style:name="gr13" style:family="graphic" style:parent-style-name="Синие_20_блоки">
      <style:paragraph-properties style:writing-mode="lr-tb"/>
    </style:style>
    <style:style style:name="gr14" style:family="graphic" style:parent-style-name="Безцветная"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18cm" svg:stroke-color="#2979ff" draw:marker-start="" draw:marker-start-width="0.182cm" draw:marker-start-center="false" draw:marker-end="" draw:marker-end-width="0.182cm" draw:marker-end-center="false" draw:fill="none" draw:fill-color="#ffffff" draw:textarea-horizontal-align="left" draw:textarea-vertical-align="middle" draw:auto-grow-height="false" fo:min-height="2.263cm" fo:min-width="0cm" fo:padding-top="0.119cm" fo:padding-bottom="0.119cm" fo:padding-left="0.244cm" fo:padding-right="0.244cm" fo:wrap-option="no-wrap" draw:shadow="hidden" draw:shadow-offset-x="0.03cm" draw:shadow-offset-y="0.03cm" draw:shadow-color="#808080"/>
      <style:paragraph-properties style:writing-mode="lr-tb"/>
    </style:style>
    <style:style style:name="P1" style:family="paragraph">
      <style:paragraph-properties fo:text-align="center"/>
      <style:text-properties fo:font-size="8pt" fo:background-color="#ffffff" style:font-size-asian="16pt" style:font-size-complex="16pt"/>
    </style:style>
    <style:style style:name="P2" style:family="paragraph">
      <loext:graphic-properties draw:fill="none"/>
    </style:style>
    <style:style style:name="P3" style:family="paragraph">
      <style:paragraph-properties fo:margin-left="0.2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2979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.2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2979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size-asian="16pt" style:font-size-complex="16pt"/>
    </style:style>
    <style:style style:name="T1" style:family="text">
      <style:text-properties style:font-name="Liberation Sans"/>
    </style:style>
    <style:style style:name="T2" style:family="text">
      <style:text-properties fo:font-variant="normal" fo:text-transform="none" fo:color="#2979ff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dbdbd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Основной цикл запроса" draw:style-name="dp1" draw:master-page-name="Обычный">
        <draw:g>
          <draw:custom-shape draw:name="Start-End" draw:style-name="gr1" xml:id="id1" draw:id="id1" draw:layer="layout" svg:width="3cm" svg:height="0.865cm" svg:x="5.146cm" svg:y="1cm">
            <text:p><text:span text:style-name="T1">Browser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" draw:style-name="gr2" xml:id="id2" draw:id="id2" draw:layer="layout" svg:width="3cm" svg:height="0.865cm" svg:x="9.339cm" svg:y="3.291cm">
            <draw:glue-point draw:id="8" svg:x="-0.836cm" svg:y="-5cm"/>
            <text:p><text:span text:style-name="T1">Route</text:span></text:p>
            <draw:enhanced-geometry svg:viewBox="0 0 21600 21600" draw:mirror-horizontal="false" draw:mirror-vertical="false" draw:glue-points="10800 0 0 10800 10800 21600 21600 10800" draw:extrusion="false" draw:type="flowchart-process" draw:enhanced-path="M 0 0 L 21600 0 21600 21600 0 21600 0 0 Z N"/>
          </draw:custom-shape>
          <draw:custom-shape draw:name="Process_0" draw:style-name="gr2" xml:id="id3" draw:id="id3" draw:layer="layout" svg:width="3cm" svg:height="0.865cm" svg:x="9.336cm" svg:y="6.317cm">
            <text:p><text:span text:style-name="T1">Bin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_1" draw:style-name="gr2" xml:id="id4" draw:id="id4" draw:layer="layout" svg:width="3cm" svg:height="0.865cm" svg:x="5.146cm" svg:y="8.435cm">
            <text:p><text:span text:style-name="T1">Create controll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_2" draw:style-name="gr2" xml:id="id5" draw:id="id5" draw:layer="layout" svg:width="3cm" svg:height="0.865cm" svg:x="1cm" svg:y="6.327cm">
            <text:p><text:span text:style-name="T1">Execute Acti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_3" draw:style-name="gr3" xml:id="id6" draw:id="id6" draw:layer="layout" svg:width="3cm" svg:height="0.864cm" svg:x="1cm" svg:y="3.28cm">
            <text:p><text:span text:style-name="T1">Execute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4" draw:layer="layout" draw:type="curve" svg:x1="8.146cm" svg:y1="1.432cm" svg:x2="10.839cm" svg:y2="3.291cm" draw:start-shape="id1" draw:start-glue-point="7" draw:end-shape="id2" draw:end-glue-point="4" svg:d="M8146 1432c1796 0 2693 619 2693 1859" svg:viewBox="0 0 2694 1860">
            <text:p/>
          </draw:connector>
          <draw:connector draw:style-name="gr4" draw:layer="layout" draw:type="curve" svg:x1="10.839cm" svg:y1="4.156cm" svg:x2="10.836cm" svg:y2="6.317cm" draw:start-shape="id2" draw:start-glue-point="6" draw:end-shape="id3" draw:end-glue-point="4" svg:d="M10839 4156c0 1620-3 540-3 2161" svg:viewBox="0 0 4 2162">
            <text:p/>
          </draw:connector>
          <draw:connector draw:style-name="gr4" draw:layer="layout" draw:type="curve" svg:x1="10.836cm" svg:y1="7.182cm" svg:x2="8.146cm" svg:y2="8.867cm" draw:start-shape="id3" draw:start-glue-point="6" draw:end-shape="id4" draw:end-glue-point="7" svg:d="M10836 7182c0 1124-896 1685-2690 1685" svg:viewBox="0 0 2691 1686">
            <text:p/>
          </draw:connector>
          <draw:connector draw:style-name="gr4" draw:layer="layout" draw:type="curve" svg:x1="5.146cm" svg:y1="8.867cm" svg:x2="2.5cm" svg:y2="7.192cm" draw:start-shape="id4" draw:start-glue-point="5" draw:end-shape="id5" draw:end-glue-point="6" svg:d="M5146 8867c-1764 0-2646-558-2646-1675" svg:viewBox="0 0 2647 1676">
            <text:p/>
          </draw:connector>
          <draw:connector draw:style-name="gr4" draw:layer="layout" draw:type="curve" svg:x1="2.5cm" svg:y1="6.327cm" svg:x2="2.5cm" svg:y2="4.144cm" draw:start-shape="id5" draw:start-glue-point="4" draw:end-shape="id6" draw:end-glue-point="6" svg:d="M2500 6327v-2183" svg:viewBox="0 0 1 2184">
            <text:p/>
          </draw:connector>
          <draw:connector draw:style-name="gr4" draw:layer="layout" draw:type="curve" svg:x1="2.5cm" svg:y1="3.28cm" svg:x2="5.146cm" svg:y2="1.432cm" draw:start-shape="id6" draw:start-glue-point="4" draw:end-shape="id1" draw:end-glue-point="5" svg:d="M2500 3280c0-1232 882-1848 2646-1848" svg:viewBox="0 0 2647 1849">
            <text:p/>
          </draw:connector>
        </draw:g>
        <draw:g>
          <draw:custom-shape draw:name="Process_2" draw:style-name="gr5" xml:id="id11" draw:id="id11" draw:layer="layout" svg:width="3cm" svg:height="0.865cm" svg:x="1cm" svg:y="16.031cm">
            <text:p><text:span text:style-name="T1">Execute Acti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_3" draw:style-name="gr6" xml:id="id12" draw:id="id12" draw:layer="layout" svg:width="3cm" svg:height="0.864cm" svg:x="1cm" svg:y="12.984cm">
            <text:p><text:span text:style-name="T1">Execute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Start-End" draw:style-name="gr7" xml:id="id7" draw:id="id7" draw:layer="layout" svg:width="3cm" svg:height="0.865cm" svg:x="5.146cm" svg:y="10.704cm">
            <text:p><text:span text:style-name="T1">Browser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" draw:style-name="gr8" xml:id="id8" draw:id="id8" draw:layer="layout" svg:width="3cm" svg:height="0.865cm" svg:x="9.339cm" svg:y="12.995cm">
            <draw:glue-point draw:id="8" svg:x="-0.836cm" svg:y="-5cm"/>
            <text:p><text:span text:style-name="T1">Route</text:span></text:p>
            <draw:enhanced-geometry svg:viewBox="0 0 21600 21600" draw:mirror-horizontal="false" draw:mirror-vertical="false" draw:glue-points="10800 0 0 10800 10800 21600 21600 10800" draw:extrusion="false" draw:type="flowchart-process" draw:enhanced-path="M 0 0 L 21600 0 21600 21600 0 21600 0 0 Z N"/>
          </draw:custom-shape>
          <draw:custom-shape draw:name="Process_0" draw:style-name="gr5" xml:id="id9" draw:id="id9" draw:layer="layout" svg:width="3cm" svg:height="0.865cm" svg:x="9.336cm" svg:y="16.021cm">
            <text:p><text:span text:style-name="T1">Bin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_1" draw:style-name="gr5" xml:id="id10" draw:id="id10" draw:layer="layout" svg:width="3cm" svg:height="0.865cm" svg:x="5.146cm" svg:y="18.139cm">
            <text:p><text:span text:style-name="T1">Create controll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9" draw:text-style-name="P1" draw:layer="layout" draw:type="curve" svg:x1="8.146cm" svg:y1="11.136cm" svg:x2="10.839cm" svg:y2="12.995cm" draw:start-shape="id7" draw:start-glue-point="7" draw:end-shape="id8" draw:end-glue-point="4" svg:d="M8146 11136c1796 0 2693 619 2693 1859" svg:viewBox="0 0 2694 1860">
            <text:p/>
          </draw:connector>
          <draw:connector draw:style-name="Безцветная" draw:layer="layout" draw:type="curve" svg:x1="10.839cm" svg:y1="13.86cm" svg:x2="10.836cm" svg:y2="16.021cm" draw:start-shape="id8" draw:start-glue-point="6" draw:end-shape="id9" draw:end-glue-point="4" svg:d="M10839 13860c0 1620-3 540-3 2161" svg:viewBox="0 0 4 2162">
            <text:p/>
          </draw:connector>
          <draw:connector draw:style-name="Безцветная" draw:layer="layout" draw:type="curve" svg:x1="10.836cm" svg:y1="16.886cm" svg:x2="8.146cm" svg:y2="18.571cm" draw:start-shape="id9" draw:start-glue-point="6" draw:end-shape="id10" draw:end-glue-point="7" svg:d="M10836 16886c0 1124-896 1685-2690 1685" svg:viewBox="0 0 2691 1686">
            <text:p/>
          </draw:connector>
          <draw:connector draw:style-name="Безцветная" draw:layer="layout" draw:type="curve" svg:x1="5.146cm" svg:y1="18.571cm" svg:x2="2.5cm" svg:y2="16.896cm" draw:start-shape="id10" draw:start-glue-point="5" draw:end-shape="id11" draw:end-glue-point="6" svg:d="M5146 18571c-1764 0-2646-558-2646-1675" svg:viewBox="0 0 2647 1676">
            <text:p/>
          </draw:connector>
          <draw:connector draw:style-name="Безцветная" draw:layer="layout" draw:type="curve" svg:x1="2.5cm" svg:y1="16.031cm" svg:x2="2.5cm" svg:y2="13.848cm" draw:start-shape="id11" draw:start-glue-point="4" draw:end-shape="id12" draw:end-glue-point="6" svg:d="M2500 16031v-2183" svg:viewBox="0 0 1 2184">
            <text:p/>
          </draw:connector>
          <draw:connector draw:style-name="Безцветная" draw:layer="layout" draw:type="curve" svg:x1="2.5cm" svg:y1="12.984cm" svg:x2="5.146cm" svg:y2="11.136cm" draw:start-shape="id12" draw:start-glue-point="4" draw:end-shape="id7" draw:end-glue-point="5" svg:d="M2500 12984c0-1232 882-1848 2646-1848" svg:viewBox="0 0 2647 1849">
            <text:p/>
          </draw:connector>
          <draw:connector draw:style-name="gr10" draw:text-style-name="P2" draw:layer="layout" draw:type="line" svg:x1="11.013cm" svg:y1="10.602cm" svg:x2="10.017cm" svg:y2="11.476cm" draw:start-shape="id13" draw:start-glue-point="5" svg:d="M11013 10602l-996 874" svg:viewBox="0 0 997 875">
            <text:p/>
          </draw:connector>
          <draw:custom-shape draw:name="Text-Annotation-2" draw:style-name="gr11" draw:text-style-name="P4" xml:id="id13" draw:id="id13" draw:layer="layout" svg:width="0.237cm" svg:height="1.204cm" svg:x="11.013cm" svg:y="10cm">
            <text:p text:style-name="P3"><text:span text:style-name="T2">URL</text:span></text:p>
            <text:p text:style-name="P3"><text:span text:style-name="T2">HTTP Headers</text:span></text:p>
            <text:p text:style-name="P3"><text:span text:style-name="T2">Request Body</text:span></text:p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>
          <draw:custom-shape draw:name="Process_2" draw:style-name="gr5" xml:id="id18" draw:id="id18" draw:layer="layout" svg:width="3cm" svg:height="0.865cm" svg:x="1cm" svg:y="25.327cm">
            <text:p><text:span text:style-name="T1">Execute Acti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_3" draw:style-name="gr6" xml:id="id19" draw:id="id19" draw:layer="layout" svg:width="3cm" svg:height="0.864cm" svg:x="1cm" svg:y="22.28cm">
            <text:p><text:span text:style-name="T1">Execute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Start-End" draw:style-name="gr12" xml:id="id14" draw:id="id14" draw:layer="layout" svg:width="3cm" svg:height="0.865cm" svg:x="5.146cm" svg:y="20cm">
            <text:p><text:span text:style-name="T1">Browser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" draw:style-name="gr8" xml:id="id15" draw:id="id15" draw:layer="layout" svg:width="3cm" svg:height="0.865cm" svg:x="9.339cm" svg:y="22.291cm">
            <draw:glue-point draw:id="8" svg:x="-0.836cm" svg:y="-5cm"/>
            <text:p><text:span text:style-name="T1">Route</text:span></text:p>
            <draw:enhanced-geometry svg:viewBox="0 0 21600 21600" draw:mirror-horizontal="false" draw:mirror-vertical="false" draw:glue-points="10800 0 0 10800 10800 21600 21600 10800" draw:extrusion="false" draw:type="flowchart-process" draw:enhanced-path="M 0 0 L 21600 0 21600 21600 0 21600 0 0 Z N"/>
          </draw:custom-shape>
          <draw:custom-shape draw:name="Process_0" draw:style-name="gr13" xml:id="id16" draw:id="id16" draw:layer="layout" svg:width="3cm" svg:height="0.865cm" svg:x="9.336cm" svg:y="25.317cm">
            <text:p><text:span text:style-name="T1">Bin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_1" draw:style-name="gr5" xml:id="id17" draw:id="id17" draw:layer="layout" svg:width="3cm" svg:height="0.865cm" svg:x="5.146cm" svg:y="27.435cm">
            <text:p><text:span text:style-name="T1">Create controll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14" draw:text-style-name="P5" draw:layer="layout" draw:type="curve" svg:x1="8.146cm" svg:y1="20.432cm" svg:x2="10.839cm" svg:y2="22.291cm" draw:start-shape="id14" draw:start-glue-point="7" draw:end-shape="id15" draw:end-glue-point="4" svg:d="M8146 20432c1796 0 2693 619 2693 1859" svg:viewBox="0 0 2694 1860">
            <text:p/>
          </draw:connector>
          <draw:connector draw:style-name="Синяя_20_стрелка" draw:layer="layout" draw:type="curve" svg:x1="10.839cm" svg:y1="23.156cm" svg:x2="10.836cm" svg:y2="25.317cm" draw:start-shape="id15" draw:start-glue-point="6" draw:end-shape="id16" draw:end-glue-point="4" svg:d="M10839 23156c0 1620-3 540-3 2161" svg:viewBox="0 0 4 2162">
            <text:p/>
          </draw:connector>
          <draw:connector draw:style-name="Безцветная" draw:layer="layout" draw:type="curve" svg:x1="10.836cm" svg:y1="26.182cm" svg:x2="8.146cm" svg:y2="27.867cm" draw:start-shape="id16" draw:start-glue-point="6" draw:end-shape="id17" draw:end-glue-point="7" svg:d="M10836 26182c0 1124-896 1685-2690 1685" svg:viewBox="0 0 2691 1686">
            <text:p/>
          </draw:connector>
          <draw:connector draw:style-name="Безцветная" draw:layer="layout" draw:type="curve" svg:x1="5.146cm" svg:y1="27.867cm" svg:x2="2.5cm" svg:y2="26.192cm" draw:start-shape="id17" draw:start-glue-point="5" draw:end-shape="id18" draw:end-glue-point="6" svg:d="M5146 27867c-1764 0-2646-558-2646-1675" svg:viewBox="0 0 2647 1676">
            <text:p/>
          </draw:connector>
          <draw:connector draw:style-name="Безцветная" draw:layer="layout" draw:type="curve" svg:x1="2.5cm" svg:y1="25.327cm" svg:x2="2.5cm" svg:y2="23.144cm" draw:start-shape="id18" draw:start-glue-point="4" draw:end-shape="id19" draw:end-glue-point="6" svg:d="M2500 25327v-2183" svg:viewBox="0 0 1 2184">
            <text:p/>
          </draw:connector>
          <draw:connector draw:style-name="Безцветная" draw:layer="layout" draw:type="curve" svg:x1="2.5cm" svg:y1="22.28cm" svg:x2="5.146cm" svg:y2="20.432cm" draw:start-shape="id19" draw:start-glue-point="4" draw:end-shape="id14" draw:end-glue-point="5" svg:d="M2500 22280c0-1232 882-1848 2646-1848" svg:viewBox="0 0 2647 1849">
            <text:p/>
          </draw:connector>
          <draw:connector draw:style-name="gr10" draw:text-style-name="P2" draw:layer="layout" draw:type="line" svg:x1="12.5cm" svg:y1="24.296cm" svg:x2="10.848cm" svg:y2="23.589cm" draw:start-shape="id20" draw:start-glue-point="5" svg:d="M12500 24296l-1652-707" svg:viewBox="0 0 1653 708">
            <text:p/>
          </draw:connector>
          <draw:custom-shape draw:name="Text-Annotation-2" draw:style-name="gr15" draw:text-style-name="P4" xml:id="id20" draw:id="id20" draw:layer="layout" svg:width="0.25cm" svg:height="2.5cm" svg:x="12.5cm" svg:y="23.046cm">
            <text:p text:style-name="P3"><text:span text:style-name="T3">URL</text:span></text:p>
            <text:p text:style-name="P3"><text:span text:style-name="T3">HTTP Headers</text:span></text:p>
            <text:p text:style-name="P3"><text:span text:style-name="T3">Request Body</text:span></text:p>
            <text:p text:style-name="P3"><text:span text:style-name="T2">Route data</text:span></text:p>
            <text:p text:style-name="P3"><text:span text:style-name="T2">Endpoint</text:span></text:p>
            <text:p text:style-name="P3"><text:span text:style-name="T2">Controller context</text:span></text:p>
            <text:p text:style-name="P3"><text:span text:style-name="T2">Action context</text:span></text:p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Синие_20_блоки" style:display-name="Синие блоки" style:family="graphic" style:parent-style-name="Shapes">
      <style:graphic-properties draw:stroke="solid" draw:stroke-dash="Dashed_20__28_var_29__20_2" svg:stroke-width="0.05cm" svg:stroke-color="#2979ff" draw:marker-start-width="0.29cm" draw:marker-start-center="false" draw:marker-end-width="0.29cm" draw:marker-end-center="false" draw:fill="solid" draw:fill-color="#bbdefb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>
        <text:list-style style:name="Синие_20_блоки" style:display-name="Синие блоки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2979ff" loext:opacity="100%" style:text-outline="false" style:text-line-through-style="none" style:text-line-through-type="none" fo:font-size="11pt" fo:language="en" fo:country="GB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Синяя_20_стрелка" style:display-name="Синяя стрелка" style:family="graphic" style:parent-style-name="Lines">
      <style:graphic-properties svg:stroke-width="0.05cm" svg:stroke-color="#2979ff" draw:marker-start-width="0.28cm" draw:marker-end="Concave" draw:marker-end-width="0.3cm" draw:fill="solid" draw:fill-color="#ffffff" draw:textarea-vertical-align="middle" draw:shadow-color="#000000"/>
      <style:paragraph-properties fo:text-align="center">
        <style:tab-stops/>
      </style:paragraph-properties>
      <style:text-properties fo:color="#2979ff" loext:opacity="100%" fo:font-size="11pt" fo:background-color="transparent"/>
    </style:style>
    <style:style style:name="Бесцветные" style:family="graphic" style:parent-style-name="Синие_20_блоки">
      <style:graphic-properties svg:stroke-color="#bdbdbd" draw:fill="solid" draw:fill-color="#f5f5f5"/>
      <style:text-properties fo:color="#bdbdbd" loext:opacity="100%"/>
    </style:style>
    <style:style style:name="Безцветная" style:family="graphic" style:parent-style-name="Синяя_20_стрелка">
      <style:graphic-properties svg:stroke-color="#bdbdbd"/>
    </style:style>
    <style:style style:name="Синие_20_выноски" style:display-name="Синие выноски" style:family="graphic" style:parent-style-name="Shapes">
      <style:graphic-properties draw:stroke="solid" draw:stroke-dash="Dashed_20__28_var_29__20_2" svg:stroke-width="0.03cm" svg:stroke-color="#2979ff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03cm" draw:shadow-offset-y="0.03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25cm" draw:start-line-spacing-vertical="0.25cm" draw:end-line-spacing-horizontal="0.25cm" draw:end-line-spacing-vertical="0.25cm">
        <text:list-style style:name="Синие_20_выноски" style:display-name="Синие выноски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2979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1</svg:title>
      </draw:layer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4T19:02:09.711000000</meta:creation-date>
    <dc:date>2020-12-14T22:02:27.196000000</dc:date>
    <meta:editing-duration>PT44M56S</meta:editing-duration>
    <meta:editing-cycles>5</meta:editing-cycles>
    <meta:generator>LibreOffice/7.0.3.1$Windows_X86_64 LibreOffice_project/d7547858d014d4cf69878db179d326fc3483e082</meta:generator>
    <meta:document-statistic meta:object-count="43"/>
  </office:meta>
</office:document-meta>
</file>